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833in"/>
    </style:style>
    <style:style style:name="Table1.B" style:family="table-column">
      <style:table-column-properties style:column-width="2.8604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7042in"/>
    </style:style>
    <style:style style:name="P1" style:family="paragraph" style:parent-style-name="Header">
      <style:paragraph-properties fo:text-align="end" style:justify-single-word="false"/>
      <style:text-properties fo:font-size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Preformatted_20_Text">
      <style:text-properties style:font-name="Liberation Mono1" fo:font-size="10pt" style:font-size-asian="10pt" style:font-size-complex="10pt"/>
    </style:style>
    <style:style style:name="P4" style:family="paragraph" style:parent-style-name="Standard">
      <style:text-properties style:font-name="Liberation Mono1" fo:font-size="10pt" style:font-size-asian="10pt" style:font-size-complex="10pt"/>
    </style:style>
    <style:style style:name="P5" style:family="paragraph" style:parent-style-name="Standard"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mework 6b</text:p>
      <text:p text:style-name="Subtitle">Test Plan</text:p>
      <text:p text:style-name="Text_20_body">Program Menu:</text:p>
      <text:p text:style-name="P4">What would you like to do?</text:p>
      <text:p text:style-name="P4">0: <text:s text:c="9"/>Add a new record <text:s text:c="3"/>1: <text:s text:c="10"/>Modify a record</text:p>
      <text:p text:style-name="P4">2: <text:s text:c="11"/>Print a record <text:s text:c="3"/>3: <text:s text:c="11"/>Print all info</text:p>
      <text:p text:style-name="P4">4: <text:s text:c="10"/>Delete a record <text:s text:c="3"/>5: <text:s text:c="9"/>Quit the program</text:p>
      <text:p text:style-name="Text_20_body"/>
      <text:p text:style-name="Text_20_body">* Records loaded at start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Heading">Input</text:p>
          </table:table-cell>
          <table:table-cell table:style-name="Table1.A1" office:value-type="string">
            <text:p text:style-name="Table_20_Heading">#Records</text:p>
          </table:table-cell>
          <table:table-cell table:style-name="Table1.D1" office:value-type="string">
            <text:p text:style-name="P10">Result Pass/Fail</text:p>
          </table:table-cell>
        </table:table-row>
        <table:table-row>
          <table:table-cell table:style-name="Table1.A2" office:value-type="string">
            <text:p text:style-name="P6">0<text:span text:style-name="T2">: Start the program then exit without performing any other action(s).</text:span></text:p>
            <text:p text:style-name="P6"/>
            <text:p text:style-name="P6">Expected result<text:span text:style-name="T2">: Exits (displays goodbye) without error.</text:span></text:p>
          </table:table-cell>
          <table:table-cell table:style-name="Table1.A2" office:value-type="string">
            <text:p text:style-name="P4">&gt; addrBook</text:p>
            <text:p text:style-name="P4">5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1</text:span>: Start the program with an invalid argument.</text:p>
            <text:p text:style-name="Table_20_Contents"/>
            <text:p text:style-name="Table_20_Contents"><text:span text:style-name="T1">Expected result</text:span>: Unix style usage statement.</text:p>
          </table:table-cell>
          <table:table-cell table:style-name="Table1.A2" office:value-type="string">
            <text:p text:style-name="P4">&gt; addrBook -d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2</text:span>: Start the program with an invalid number of arguments.</text:p>
            <text:p text:style-name="Table_20_Contents"/>
            <text:p text:style-name="Table_20_Contents"><text:span text:style-name="T1">Expected result</text:span>: Unix style usage statement.</text:p>
          </table:table-cell>
          <table:table-cell table:style-name="Table1.A2" office:value-type="string">
            <text:p text:style-name="P4">&gt; addrBook debug something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3</text:span>: Start the program with the debug argument; exit the program.</text:p>
            <text:p text:style-name="Table_20_Contents"/>
            <text:p text:style-name="Table_20_Contents"><text:span text:style-name="T1">Expected result</text:span>: Display debugging information, then display the UI, then display <text:s/>more debug information before quitting.</text:p>
          </table:table-cell>
          <table:table-cell table:style-name="Table1.A2" office:value-type="string">
            <text:p text:style-name="P4">&gt; addrBook debug</text:p>
            <text:p text:style-name="P4">5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4</text:span>: start the program normally.</text:p>
            <text:p text:style-name="Table_20_Contents"/>
            <text:p text:style-name="Table_20_Contents"><text:span text:style-name="T1">Expected result</text:span>: program starts without error or debugging <text:soft-page-break/>messages.</text:p>
          </table:table-cell>
          <table:table-cell table:style-name="Table1.A2" office:value-type="string">
            <text:p text:style-name="P4">&gt; addrBook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5</text:span>: Add record; print out the list; select quit.</text:p>
            <text:p text:style-name="Table_20_Contents"/>
            <text:p text:style-name="Table_20_Contents"><text:span text:style-name="T1">Expected result</text:span>: Print out of the added record.</text:p>
          </table:table-cell>
          <table:table-cell table:style-name="Table1.A2" office:value-type="string">
            <text:p text:style-name="P3">0</text:p>
            <text:p text:style-name="P3">Testy McGee</text:p>
            <text:p text:style-name="P3">1921</text:p>
            <text:p text:style-name="P3">123 Four Street</text:p>
            <text:p text:style-name="P3"/>
            <text:p text:style-name="P3">Hollywood, CA 90202</text:p>
            <text:p text:style-name="P3">899-123-2134</text:p>
            <text:p text:style-name="P3">3</text:p>
            <text:p text:style-name="P3">5</text:p>
            <text:p text:style-name="P3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6</text:span>: Close program and reopen; select option to print all records.</text:p>
            <text:p text:style-name="Table_20_Contents"/>
            <text:p text:style-name="Table_20_Contents"><text:span text:style-name="T1">Expected result</text:span>: On load, announces to the user that one entry has been loaded (normal operation); prints the previous record added<text:span text:style-name="T2">; then prints menu again (normal operation).</text:span></text:p>
          </table:table-cell>
          <table:table-cell table:style-name="Table1.A2" office:value-type="string">
            <text:p text:style-name="P3">&gt; addrBook</text:p>
            <text:p text:style-name="P3">3</text:p>
            <text:p text:style-name="P3">5</text:p>
            <text:p text:style-name="P3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7</text:span>: Add another record; print out the list; quit.</text:p>
            <text:p text:style-name="Table_20_Contents"/>
            <text:p text:style-name="Table_20_Contents"><text:span text:style-name="T1">Expected result</text:span>: prints out the previous record and the new record<text:span text:style-name="T2">; then prints menu again; quits without error.</text:span></text:p>
          </table:table-cell>
          <table:table-cell table:style-name="Table1.A2" office:value-type="string">
            <text:p text:style-name="P3">&gt; addrBook</text:p>
            <text:p text:style-name="P3">0</text:p>
            <text:p text:style-name="P3">Luke Skywalker</text:p>
            <text:p text:style-name="P3">1924</text:p>
            <text:p text:style-name="P3">123 Four Street</text:p>
            <text:p text:style-name="P3"/>
            <text:p text:style-name="P3">Tatooine, SY 90202</text:p>
            <text:p text:style-name="P3">123-2134</text:p>
            <text:p text:style-name="P3">3</text:p>
            <text:p text:style-name="P3">5</text:p>
            <text:p text:style-name="P3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8</text:span>: Add two more records; print out the list;.</text:p>
            <text:p text:style-name="Table_20_Contents"/>
            <text:p text:style-name="Table_20_Contents"><text:span text:style-name="T1">Expected result</text:span>: Prints the four records added to the list<text:span text:style-name="T2">; then prints menu again; quits without error.</text:span></text:p>
          </table:table-cell>
          <table:table-cell table:style-name="Table1.A2" office:value-type="string">
            <text:p text:style-name="P4">0</text:p>
            <text:p text:style-name="P4">Princess Leia</text:p>
            <text:p text:style-name="P4">1992</text:p>
            <text:p text:style-name="P4">23 Jordan St</text:p>
            <text:p text:style-name="P4">Apt B</text:p>
            <text:p text:style-name="P4">Honolulu, HI 96892</text:p>
            <text:p text:style-name="P4">808-555-9876</text:p>
            <text:p text:style-name="P4">0</text:p>
            <text:p text:style-name="P4">Jack and Jill</text:p>
            <text:p text:style-name="P4">1980</text:p>
            <text:p text:style-name="P4">1 Pail of Water</text:p>
            <text:p text:style-name="P4"/>
            <text:p text:style-name="P4">Up-a-hill, TN 82313</text:p>
            <text:p text:style-name="P4">810-234-1234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P8">Pass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T1">9</text:span>: Remove first element in list; print out list; quit.</text:p>
            <text:p text:style-name="Table_20_Contents"/>
            <text:p text:style-name="Table_20_Contents"><text:span text:style-name="T1">Expected result</text:span>: print out the list less the first record (Testy McGee)<text:span text:style-name="T2">; then prints menu again; quits normally.</text:span></text:p>
          </table:table-cell>
          <table:table-cell table:style-name="Table1.A2" office:value-type="string">
            <text:p text:style-name="P3">4</text:p>
            <text:p text:style-name="P3">Testy McGee</text:p>
            <text:p text:style-name="P3">3</text:p>
            <text:p text:style-name="P3">5</text:p>
            <text:p text:style-name="P3"/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Table_20_Contents"><text:span text:style-name="T1">10</text:span><text:span text:style-name="T2">: Remove the last item in the list (Jack and Jill); Print the list; quit.</text:span></text:p>
            <text:p text:style-name="Table_20_Contents"/>
            <text:p text:style-name="P6">Expected result<text:span text:style-name="T2">: Display's message stating 1 item has been deleted; print the two remaining items in the list; then prints menu again; quits normally.</text:span></text:p>
          </table:table-cell>
          <table:table-cell table:style-name="Table1.A2" office:value-type="string">
            <text:p text:style-name="P3">4</text:p>
            <text:p text:style-name="P3">Jack and Jill</text:p>
            <text:p text:style-name="P3">3</text:p>
            <text:p text:style-name="P3">5</text:p>
            <text:p text:style-name="P3"/>
          </table:table-cell>
          <table:table-cell table:style-name="Table1.A2" office:value-type="string">
            <text:p text:style-name="P9">3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11</text:span>: Remove the remaining elements in the list (Luke Skywalker and Princess Leia). Print out list; quits.</text:p>
            <text:p text:style-name="Table_20_Contents"/>
            <text:p text:style-name="Table_20_Contents"><text:span text:style-name="T1">Expected Result</text:span><text:span text:style-name="T2">: Prints 'Address Book is empty'; then print menu again; quits normally.</text:span></text:p>
          </table:table-cell>
          <table:table-cell table:style-name="Table1.A2" office:value-type="string">
            <text:p text:style-name="P4">4</text:p>
            <text:p text:style-name="P4">Luke Skywalker</text:p>
            <text:p text:style-name="P4">4</text:p>
            <text:p text:style-name="P4">Princess Leia</text:p>
            <text:p text:style-name="P4">3</text:p>
            <text:p text:style-name="P4">5</text:p>
            <text:p text:style-name="P4"/>
            <text:p text:style-name="P3"/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12</text:span>: Attempt to delete an item from an empty list; quit;</text:p>
            <text:p text:style-name="Table_20_Contents"/>
            <text:p text:style-name="Table_20_Contents"><text:span text:style-name="T1">Expected result</text:span><text:span text:style-name="T2">: </text:span>Prints 'Address Book is empty'; then print menu again; quits normally.</text:p>
          </table:table-cell>
          <table:table-cell table:style-name="Table1.A2" office:value-type="string">
            <text:p text:style-name="P4">4</text:p>
            <text:p text:style-name="P4">5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13</text:span>: Add duplicate records to list; select print all; quit.</text:p>
            <text:p text:style-name="Table_20_Contents"/>
            <text:p text:style-name="Table_20_Contents"><text:span text:style-name="T1">Expected result</text:span><text:span text:style-name="T2">: The two duplicate entries; then prints the menu again; quits normally.</text:span></text:p>
          </table:table-cell>
          <table:table-cell table:style-name="Table1.A2" office:value-type="string">
            <text:p text:style-name="P4">0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123-2134</text:p>
            <text:p text:style-name="P4">0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123-2134</text:p>
            <text:p text:style-name="P4">3</text:p>
            <text:p text:style-name="P4"/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ext:soft-page-break/>
        <table:table-row table:style-name="Table1.13">
          <table:table-cell table:style-name="Table1.A2" office:value-type="string">
            <text:p text:style-name="Table_20_Contents"><text:span text:style-name="T1">14</text:span>: Delete by name Luke Skywalker; print all records; quit.</text:p>
            <text:p text:style-name="Table_20_Contents"/>
            <text:p text:style-name="Table_20_Contents"><text:span text:style-name="T1">Expected result</text:span><text:span text:style-name="T2">: Prints 'Address Book is empty'; then prints the menu again; quits normally.</text:span></text:p>
          </table:table-cell>
          <table:table-cell table:style-name="Table1.A2" office:value-type="string">
            <text:p text:style-name="P4">4</text:p>
            <text:p text:style-name="P4">Luke Skywalker</text:p>
            <text:p text:style-name="P4">3</text:p>
            <text:p text:style-name="P4">5</text:p>
            <text:p text:style-name="P4"/>
            <text:p text:style-name="P4"/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15</text:span><text:span text:style-name="T2">: Add three records consisting of two duplicate entries to the end of list; print all records; quits.</text:span></text:p>
            <text:p text:style-name="P7"/>
            <text:p text:style-name="Table_20_Contents"><text:span text:style-name="T1">Expected result</text:span><text:span text:style-name="T2">: prints out the three items (including the two dups) made to the address book; then prints menu again; quits normally.</text:span></text:p>
          </table:table-cell>
          <table:table-cell table:style-name="Table1.A2" office:value-type="string">
            <text:p text:style-name="P4">0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123-2134</text:p>
            <text:p text:style-name="P4">0</text:p>
            <text:p text:style-name="P4">Anakin Skywalker</text:p>
            <text:p text:style-name="P4">1901</text:p>
            <text:p text:style-name="P4">7 Electric Ave</text:p>
            <text:p text:style-name="P4"/>
            <text:p text:style-name="P4">New York, NY, 12904</text:p>
            <text:p text:style-name="P4">899-123-2134</text:p>
            <text:p text:style-name="P4">0</text:p>
            <text:p text:style-name="P4">Anakin Skywalker</text:p>
            <text:p text:style-name="P4">1901</text:p>
            <text:p text:style-name="P4">7 Electric Ave</text:p>
            <text:p text:style-name="P4"/>
            <text:p text:style-name="P4">New York, NY, 12904</text:p>
            <text:p text:style-name="P4">899-123-2134</text:p>
            <text:p text:style-name="P4">3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16<text:span text:style-name="T2">: Select Anakin Skywalker (the duplicate entries at the end of the list) for deletion; print all records; quit.</text:span></text:p>
            <text:p text:style-name="P6"/>
            <text:p text:style-name="P6">Expected result<text:span text:style-name="T2">: Prints the non-duplicate (Luke Skywalker) item left in the addrBook; then prints menu again; quits normally.</text:span></text:p>
          </table:table-cell>
          <table:table-cell table:style-name="Table1.A2" office:value-type="string">
            <text:p text:style-name="P4">4</text:p>
            <text:p text:style-name="P4">Anakin Skywalker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3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17</text:span><text:span text:style-name="T2">: Add 2 items; one a duplicate of the first item already in the list (Luke Skywalker); print all records; quit.</text:span></text:p>
            <text:p text:style-name="P7"/>
            <text:p text:style-name="Table_20_Contents"><text:span text:style-name="T1">Expected result</text:span><text:span text:style-name="T2">: Print the last item in the addBook (Anakin Skywalker); removed both the </text:span><text:soft-page-break/><text:span text:style-name="T2">duplicate entries; then prints menu again; quits normally.</text:span></text:p>
          </table:table-cell>
          <table:table-cell table:style-name="Table1.A2" office:value-type="string">
            <text:p text:style-name="P4">0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123-2134</text:p>
            <text:p text:style-name="P4">0</text:p>
            <text:p text:style-name="P4">Anakin Skywalker</text:p>
            <text:p text:style-name="P4">1901</text:p>
            <text:p text:style-name="P4"><text:soft-page-break/>7 Electric Ave</text:p>
            <text:p text:style-name="P4"/>
            <text:p text:style-name="P4">New York, NY, 12904</text:p>
            <text:p text:style-name="P4">899-123-2134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18</text:span>: Select the duplicate at the beginning of the list for deletion; print all records; quit.</text:p>
            <text:p text:style-name="Table_20_Contents"/>
            <text:p text:style-name="Table_20_Contents"><text:span text:style-name="T1">Expected result</text:span>: Prints the list (less the two duplicates at the beginning) consisting of one item Anakin Skywalker; <text:span text:style-name="T2">then prints menu again; quits normally.</text:span></text:p>
          </table:table-cell>
          <table:table-cell table:style-name="Table1.A2" office:value-type="string">
            <text:p text:style-name="P4">4</text:p>
            <text:p text:style-name="P4">Luke Skywalker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3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19</text:span><text:span text:style-name="T2">: </text:span><text:span text:style-name="T4">Add 3 records; print all records; quit.</text:span></text:p>
            <text:p text:style-name="Table_20_Contents"/>
            <text:p text:style-name="P6"><text:span text:style-name="T3">Expected result</text:span><text:span text:style-name="T4">: Prints out the four items in the addrBook; then prints menu again; quits normally.</text:span></text:p>
          </table:table-cell>
          <table:table-cell table:style-name="Table1.A2" office:value-type="string">
            <text:p text:style-name="P4">0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123-2134</text:p>
            <text:p text:style-name="P4">0</text:p>
            <text:p text:style-name="P4">Princess Leia</text:p>
            <text:p text:style-name="P4">1992</text:p>
            <text:p text:style-name="P4">23 Jordan St</text:p>
            <text:p text:style-name="P4">Apt B</text:p>
            <text:p text:style-name="P4">Honolulu, HI 96892</text:p>
            <text:p text:style-name="P4">808-555-9876</text:p>
            <text:p text:style-name="P4">0</text:p>
            <text:p text:style-name="P4">Jack and Jill</text:p>
            <text:p text:style-name="P4">1980</text:p>
            <text:p text:style-name="P4">1 Pail of Water</text:p>
            <text:p text:style-name="P4"/>
            <text:p text:style-name="P4">Up-a-hill, TN 82313</text:p>
            <text:p text:style-name="P4">810-234-1234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20</text:span>: Select to delete name matches third record; print list; quit.</text:p>
            <text:p text:style-name="Table_20_Contents"/>
            <text:p text:style-name="Table_20_Contents"><text:span text:style-name="T1">Expected result</text:span>: Prints the same output as the previous step less Princess Leia; t<text:span text:style-name="T4">hen prints menu again; quits normally.</text:span></text:p>
          </table:table-cell>
          <table:table-cell table:style-name="Table1.A2" office:value-type="string">
            <text:p text:style-name="P4">4</text:p>
            <text:p text:style-name="P4">Princess Leia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8">Pass</text:p>
          </table:table-cell>
        </table:table-row>
        <text:soft-page-break/>
        <table:table-row table:style-name="Table1.13">
          <table:table-cell table:style-name="Table1.A2" office:value-type="string">
            <text:p text:style-name="P6">21<text:span text:style-name="T2">: Delete name matches the first record from list with 3 records; print all records; quit.</text:span></text:p>
            <text:p text:style-name="P6"/>
            <text:p text:style-name="P6">Expected result<text:span text:style-name="T2">: Prints the two records for Luke Skywalker and Jack and Jill; </text:span><text:span text:style-name="T4">then prints menu again; quits normally.</text:span></text:p>
          </table:table-cell>
          <table:table-cell table:style-name="Table1.A2" office:value-type="string">
            <text:p text:style-name="P4">4</text:p>
            <text:p text:style-name="P4">Anakin Skywalker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3</text:p>
          </table:table-cell>
          <table:table-cell table:style-name="Table1.D2" office:value-type="string">
            <text:p text:style-name="P8"/>
          </table:table-cell>
        </table:table-row>
        <table:table-row table:style-name="Table1.13">
          <table:table-cell table:style-name="Table1.A2" office:value-type="string">
            <text:p text:style-name="P6">22<text:span text:style-name="T2">: select to print Luke Skywalker; quit.</text:span></text:p>
            <text:p text:style-name="P6"/>
            <text:p text:style-name="P6">Expected result<text:span text:style-name="T2">: prints the record with the name Luke Skywalker; </text:span><text:span text:style-name="T4">then prints menu again; quits normally.</text:span></text:p>
          </table:table-cell>
          <table:table-cell table:style-name="Table1.A2" office:value-type="string">
            <text:p text:style-name="P4">2</text:p>
            <text:p text:style-name="P4">Luke Skywalker</text:p>
            <text:p text:style-name="P4">5</text:p>
            <text:p text:style-name="P4"/>
            <text:p text:style-name="P4"/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23</text:span>: Add a duplicate to the list. Select to print the duplicate; quit.</text:p>
            <text:p text:style-name="Table_20_Contents"/>
            <text:p text:style-name="Table_20_Contents"><text:span text:style-name="T1">Expected result</text:span>: Prints both the original and duplicate entries; then prints the menu; quit normally.</text:p>
          </table:table-cell>
          <table:table-cell table:style-name="Table1.A2" office:value-type="string">
            <text:p text:style-name="P4">0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123-2134</text:p>
            <text:p text:style-name="P4">2</text:p>
            <text:p text:style-name="P4">Luke Skywalker</text:p>
            <text:p text:style-name="P4">5</text:p>
            <text:p text:style-name="P4"/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Table_20_Contents"><text:span text:style-name="T1">24</text:span>: Delete all items in list; try print by name; quit.</text:p>
            <text:p text:style-name="Table_20_Contents"/>
            <text:p text:style-name="Table_20_Contents"><text:span text:style-name="T1">Expected result</text:span>: Prints a messages telling the user the addrBook is empty; then prints the menu; quit normally.</text:p>
          </table:table-cell>
          <table:table-cell table:style-name="Table1.A2" office:value-type="string">
            <text:p text:style-name="P4">4</text:p>
            <text:p text:style-name="P4">Luke Skywalker</text:p>
            <text:p text:style-name="P4">4</text:p>
            <text:p text:style-name="P4">Jack and Jill</text:p>
            <text:p text:style-name="P4">2</text:p>
            <text:p text:style-name="P4">5</text:p>
            <text:p text:style-name="P4"/>
          </table:table-cell>
          <table:table-cell table:style-name="Table1.A2" office:value-type="string">
            <text:p text:style-name="P9">3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25<text:span text:style-name="T2">: Add 50 duplicate records; print all record; quit.</text:span></text:p>
            <text:p text:style-name="P6"/>
            <text:p text:style-name="P6">Expected result<text:span text:style-name="T2">: Prints all 50 records; then prints the menu; quit normally.</text:span></text:p>
          </table:table-cell>
          <table:table-cell table:style-name="Table1.A2" office:value-type="string">
            <text:p text:style-name="P4">0 <text:s text:c="179"/>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123-2134</text:p>
            <text:p text:style-name="P4">..(x50)..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ext:soft-page-break/>
        <table:table-row table:style-name="Table1.13">
          <table:table-cell table:style-name="Table1.A2" office:value-type="string">
            <text:p text:style-name="P6">26<text:span text:style-name="T2">: Delete all 50 duplicate records; print out the addrBook contents; quit.</text:span></text:p>
            <text:p text:style-name="P6"/>
            <text:p text:style-name="P6">Expected result<text:span text:style-name="T2">: Prints message that 50 records have been deleted; prints a message that the addrBook is empty; then prints the menu; quits normally.</text:span></text:p>
          </table:table-cell>
          <table:table-cell table:style-name="Table1.A2" office:value-type="string">
            <text:p text:style-name="P4">4</text:p>
            <text:p text:style-name="P4">Luke Skywalker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50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27<text:span text:style-name="T2">: Attempt print all while list is empty; quit.</text:span></text:p>
            <text:p text:style-name="P7"/>
            <text:p text:style-name="P6">Expected result<text:span text:style-name="T2">: Prints message telling user the list is empty is displayed; then prints the menu; quit normally.</text:span></text:p>
          </table:table-cell>
          <table:table-cell table:style-name="Table1.A2" office:value-type="string"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28<text:span text:style-name="T2">: Add a record; print all; select menu option to modify that record; modify the address; print that/all record; quit.</text:span></text:p>
            <text:p text:style-name="P6"/>
            <text:p text:style-name="P6">Expected result<text:span text:style-name="T2">: Prints the record as modified; then prints the menu; quit normally.</text:span></text:p>
          </table:table-cell>
          <table:table-cell table:style-name="Table1.A2" office:value-type="string">
            <text:p text:style-name="P4">0 <text:s text:c="179"/></text:p>
            <text:p text:style-name="P4">Luke Skywalker</text:p>
            <text:p text:style-name="P4">1924</text:p>
            <text:p text:style-name="P4">123 Four Street</text:p>
            <text:p text:style-name="P4"/>
            <text:p text:style-name="P3">Tatooine, SY 90202</text:p>
            <text:p text:style-name="P4">555-234-5555</text:p>
            <text:p text:style-name="P4">1</text:p>
            <text:p text:style-name="P4">0</text:p>
            <text:p text:style-name="P4">Luke Skywalker</text:p>
            <text:p text:style-name="P4">123 Force Ave</text:p>
            <text:p text:style-name="P4"/>
            <text:p text:style-name="P4">Rebel Base, Hoth 12329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29<text:span text:style-name="T2">: Add an identical record; select option to modify by name the records just added; print the records; quit.</text:span></text:p>
            <text:p text:style-name="P6"/>
            <text:p text:style-name="P6">Expected result<text:span text:style-name="T2">: Prints the modified duplicates correctly; then prints the menu; quit normally.</text:span></text:p>
          </table:table-cell>
          <table:table-cell table:style-name="Table1.A2" office:value-type="string">
            <text:p text:style-name="P4">0</text:p>
            <text:p text:style-name="P4">Luke Skywalker</text:p>
            <text:p text:style-name="P4">1924</text:p>
            <text:p text:style-name="P4">123 Force Ave</text:p>
            <text:p text:style-name="P4"/>
            <text:p text:style-name="P4">Rebel Base, Hoth 12329</text:p>
            <text:p text:style-name="P4">555-234-5555</text:p>
            <text:p text:style-name="P4">1</text:p>
            <text:p text:style-name="P4">Luke Skywalker</text:p>
            <text:p text:style-name="P4">0</text:p>
            <text:p text:style-name="P4">83 Dagobah Drive</text:p>
            <text:p text:style-name="P4">General Delivery</text:p>
            <text:p text:style-name="P5">Dagobah, TX 84924</text:p>
            <text:p text:style-name="P5">3</text:p>
            <text:p text:style-name="P5">5</text:p>
            <text:p text:style-name="P5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  <text:soft-page-break/>
        <table:table-row table:style-name="Table1.13">
          <table:table-cell table:style-name="Table1.A2" office:value-type="string">
            <text:p text:style-name="P6">30<text:span text:style-name="T2">: Add two records; Delete first item in list; print all records; quit.</text:span></text:p>
            <text:p text:style-name="P6"/>
            <text:p text:style-name="P6">Expected result<text:span text:style-name="T2">: Correctly prints the two remaining items in the addrBook; prints the menu; quit normally.</text:span></text:p>
          </table:table-cell>
          <table:table-cell table:style-name="Table1.A2" office:value-type="string">
            <text:p text:style-name="P4">0</text:p>
            <text:p text:style-name="P4">Princess Leia</text:p>
            <text:p text:style-name="P4">1992</text:p>
            <text:p text:style-name="P4">23 Jordan St</text:p>
            <text:p text:style-name="P4">Apt B</text:p>
            <text:p text:style-name="P4">Honolulu, HI 96892</text:p>
            <text:p text:style-name="P4">808-555-9876</text:p>
            <text:p text:style-name="P4">0</text:p>
            <text:p text:style-name="P4">Anakin Skywalker</text:p>
            <text:p text:style-name="P4">1901</text:p>
            <text:p text:style-name="P4">7 Electric Ave</text:p>
            <text:p text:style-name="P4"/>
            <text:p text:style-name="P4">New York, NY 12904</text:p>
            <text:p text:style-name="P4">899-123-2134</text:p>
            <text:p text:style-name="P4">4</text:p>
            <text:p text:style-name="P4">Luke Skywalker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31<text:span text:style-name="T2">: Add new record with name too long; print all; quit.</text:span></text:p>
            <text:p text:style-name="P6"/>
            <text:p text:style-name="P7"><text:span text:style-name="T1">Expected result</text:span>: Prints a message that the name is too long and that it will be truncated and what it will be truncated to; executes the add with the truncated name; quits normally.</text:p>
          </table:table-cell>
          <table:table-cell table:style-name="Table1.A2" office:value-type="string">
            <text:p text:style-name="P4">0</text:p>
            <text:p text:style-name="P4">abcdefghijklmnopqrstuvwxyz </text:p>
            <text:p text:style-name="P4">1951</text:p>
            <text:p text:style-name="P4">46011 Kuneki Pl</text:p>
            <text:p text:style-name="P4"/>
            <text:p text:style-name="P4">Kaneohe, HI 96744</text:p>
            <text:p text:style-name="P4">555-555-5050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32<text:span text:style-name="T2">: Add new record, attempt a non-numeric year of birth; correct and print all; quit.</text:span></text:p>
            <text:p text:style-name="P7"/>
            <text:p text:style-name="P6">Expected result<text:span text:style-name="T2">: When the user attempts to enter non-numeric yob, a message telling the user that's invalid is displayed and the user is asked again for yob; after correct prints all records normally; quits normally.</text:span></text:p>
          </table:table-cell>
          <table:table-cell table:style-name="Table1.A2" office:value-type="string">
            <text:p text:style-name="P4">0</text:p>
            <text:p text:style-name="P4">Christopher Foo</text:p>
            <text:p text:style-name="P4">one-thousand nine hundred eighty seven</text:p>
            <text:p text:style-name="P4">1987</text:p>
            <text:p text:style-name="P4">1111 Dole Street</text:p>
            <text:p text:style-name="P4">University of Hawaii</text:p>
            <text:p text:style-name="P4">Honolulu, HI 96822</text:p>
            <text:p text:style-name="P4">808-555-5555</text:p>
            <text:p text:style-name="P4">3</text:p>
            <text:p text:style-name="P4">5</text:p>
            <text:p text:style-name="P4"/>
            <text:p text:style-name="P4"/>
          </table:table-cell>
          <table:table-cell table:style-name="Table1.A2" office:value-type="string">
            <text:p text:style-name="P9">3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33<text:span text:style-name="T2">: Modify Christopher Foo's telephone number; print all; quit.</text:span></text:p>
            <text:p text:style-name="P7"/>
            <text:p text:style-name="P6">Expected result<text:span text:style-name="T2">: correctly modify's the entry's telephone number and prints all records; quits normally.</text:span></text:p>
          </table:table-cell>
          <table:table-cell table:style-name="Table1.A2" office:value-type="string">
            <text:p text:style-name="P4">1</text:p>
            <text:p text:style-name="P4">Christopher Foo</text:p>
            <text:p text:style-name="P4">1</text:p>
            <text:p text:style-name="P4">808-555-5050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8">Pass</text:p>
          </table:table-cell>
        </table:table-row>
        <text:soft-page-break/>
        <table:table-row table:style-name="Table1.13">
          <table:table-cell table:style-name="Table1.A2" office:value-type="string">
            <text:p text:style-name="P6">34<text:span text:style-name="T2">: Delete all entries, attempt to modify from empty addrBook; quit.</text:span></text:p>
            <text:p text:style-name="P7"/>
            <text:p text:style-name="P7">Expected result: Deletes records successfully, and prints an error message telling the addrBook is empty when attempting to modify a non existent record.</text:p>
          </table:table-cell>
          <table:table-cell table:style-name="Table1.A2" office:value-type="string">
            <text:p text:style-name="P4">4</text:p>
            <text:p text:style-name="P4">Princess Leia</text:p>
            <text:p text:style-name="P4">4</text:p>
            <text:p text:style-name="P4">Anakin Skywalker</text:p>
            <text:p text:style-name="P4">4</text:p>
            <text:p text:style-name="P4">abcdefghijklmnopqrstuvwx</text:p>
            <text:p text:style-name="P4">4</text:p>
            <text:p text:style-name="P4">Christopher Foo</text:p>
            <text:p text:style-name="P4">1</text:p>
            <text:p text:style-name="P4">5</text:p>
            <text:p text:style-name="P4"/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35<text:span text:style-name="T2">: A</text:span><text:span text:style-name="T2">dd record, a</text:span><text:span text:style-name="T2">ttempt to enter address over length (80 total chars); </text:span><text:span text:style-name="T2">correct address under length; print record; quit.</text:span></text:p>
            <text:p text:style-name="P7"/>
            <text:p text:style-name="P7"><text:span text:style-name="T1">Expected result</text:span>: prints an error message telling the user the address is too long and to please re-enter, asks for address again; prints corrected record; quits normally.</text:p>
          </table:table-cell>
          <table:table-cell table:style-name="Table1.A2" office:value-type="string">
            <text:p text:style-name="P4">0</text:p>
            <text:p text:style-name="P4">Jonh Doe</text:p>
            <text:p text:style-name="P4">1999</text:p>
            <text:p text:style-name="P4">abcdefghijklmnopqrstuvwxyz</text:p>
            <text:p text:style-name="P4">abcdefghijklmnopqrstuvwxyz</text:p>
            <text:p text:style-name="P4">abcdefghijklmnopqrstuvwxyz</text:p>
            <text:p text:style-name="P4">1 First Street</text:p>
            <text:p text:style-name="P4">Apt 1</text:p>
            <text:p text:style-name="P4">Onesville, PA 16789</text:p>
            <text:p text:style-name="P4">814-908-0987</text:p>
            <text:p text:style-name="P4">3</text:p>
            <text:p text:style-name="P4">5</text:p>
            <text:p text:style-name="P4"/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36<text:span text:style-name="T2">: Attempt to modify record that doesn't exists; give up and quit.</text:span></text:p>
            <text:p text:style-name="P7"/>
            <text:p text:style-name="P6">Expected result<text:span text:style-name="T2">: Prints an error message telling the user that record doesn't exist; quit normally.</text:span></text:p>
          </table:table-cell>
          <table:table-cell table:style-name="Table1.A2" office:value-type="string">
            <text:p text:style-name="P4">1</text:p>
            <text:p text:style-name="P4">john</text:p>
            <text:p text:style-name="P4">5</text:p>
            <text:p text:style-name="P4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3">
          <table:table-cell table:style-name="Table1.A2" office:value-type="string">
            <text:p text:style-name="P6">37<text:span text:style-name="T2">: Attempt to print a record that doesn't exist; give up and quit.</text:span></text:p>
            <text:p text:style-name="P7"/>
            <text:p text:style-name="P6">Expected result<text:span text:style-name="T2">: Prints a message telling the user there is no record matching their search name; quits normally.</text:span></text:p>
          </table:table-cell>
          <table:table-cell table:style-name="Table1.A2" office:value-type="string">
            <text:p text:style-name="P4">2</text:p>
            <text:p text:style-name="P4">john</text:p>
            <text:p text:style-name="P4">5</text:p>
            <text:p text:style-name="P4"/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Pas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CS 212</text:p>
        <text:p text:style-name="MP1">Jason Favrod</text:p>
      </style:header>
      <style:footer>
        <text:p text:style-name="MP2">Page <text:page-number text:select-page="current">2</text:page-number> of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4:01:33</meta:creation-date>
    <meta:editing-duration>P1DT8H36M50S</meta:editing-duration>
    <meta:editing-cycles>71</meta:editing-cycles>
    <meta:generator>LibreOffice/3.5$Linux_X86_64 LibreOffice_project/350m1$Build-2</meta:generator>
    <dc:date>2014-10-25T20:26:22</dc:date>
    <meta:document-statistic meta:table-count="1" meta:image-count="0" meta:object-count="0" meta:page-count="9" meta:paragraph-count="440" meta:word-count="1708" meta:character-count="10009" meta:non-whitespace-character-count="8310"/>
  </office:meta>
</office:document-meta>
</file>